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1230">
            <text:p>1230</text:p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95">
            <text:p>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8">
            <text:p>0.38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float" office:value="102">
            <text:p>1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4">
            <text:p>0.44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47">
            <text:p>47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9">
            <text:p>0.19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float" office:value="88">
            <text:p>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1">
            <text:p>0.31</text:p>
          </table:table-cell>
          <table:table-cell office:value-type="float" office:value="77">
            <text:p>77</text:p>
          </table:table-cell>
          <table:table-cell office:value-type="float" office:value="185">
            <text:p>185</text:p>
          </table:table-cell>
          <table:table-cell office:value-type="float" office:value="104">
            <text:p>1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4">
            <text:p>0.24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82">
            <text:p>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2">
            <text:p>0.12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